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2.434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8" calcext:value-type="date">
            <text:p>0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8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9" calcext:value-type="date">
            <text:p>09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9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0">
          <table:table-cell table:style-name="ce6" office:value-type="date" office:date-value="2022-01-10" calcext:value-type="date">
            <text:p>10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participar das entrevistas de carreira/currículo e ajudar colegas pessoas estudantes da TRYBE na monitor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00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08:10.525403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0T20:09:44.604845391</dc:date>
    <meta:editing-duration>PT1H45M25S</meta:editing-duration>
    <meta:editing-cycles>48</meta:editing-cycles>
    <meta:document-statistic meta:table-count="1" meta:cell-count="160" meta:object-count="0"/>
  </office:meta>
</office:document-meta>
</file>